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8eff" officeooo:paragraph-rsid="000f8e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8eff" officeooo:paragraph-rsid="000f8ef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5efc5" officeooo:paragraph-rsid="0015efc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93c2d" officeooo:paragraph-rsid="00193c2d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b1677" officeooo:paragraph-rsid="001b1677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8fef" officeooo:paragraph-rsid="00158fe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officeooo:rsid="000f8eff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0631e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0631e" officeooo:paragraph-rsid="0010631e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b0de" officeooo:paragraph-rsid="0011b0de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f83a" officeooo:paragraph-rsid="0011f83a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405cd" officeooo:paragraph-rsid="001405cd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8fef" officeooo:paragraph-rsid="00158fef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efc5" officeooo:paragraph-rsid="0015efc5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0f8eff" officeooo:paragraph-rsid="000f8eff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0631e" officeooo:paragraph-rsid="0010631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f83a" officeooo:paragraph-rsid="0011f83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405cd" officeooo:paragraph-rsid="001405cd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58fef" officeooo:paragraph-rsid="00158fef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5efc5" officeooo:paragraph-rsid="0015efc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7e86e" officeooo:paragraph-rsid="0017e86e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93c2d" officeooo:paragraph-rsid="00193c2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1b1677" officeooo:paragraph-rsid="001b167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e554c" officeooo:paragraph-rsid="001e554c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1e554c" officeooo:paragraph-rsid="001e554c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1e554c" officeooo:paragraph-rsid="001e8c9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0631e" officeooo:paragraph-rsid="0010631e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f83a" officeooo:paragraph-rsid="0011f83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405cd" officeooo:paragraph-rsid="001405cd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58fef" officeooo:paragraph-rsid="00158fe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5efc5" officeooo:paragraph-rsid="0015efc5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normal" officeooo:rsid="0017e86e" officeooo:paragraph-rsid="0017e86e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e86e" officeooo:paragraph-rsid="0017e86e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3c2d" officeooo:paragraph-rsid="00193c2d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0f8eff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font-size="12pt" fo:font-style="italic" style:text-underline-style="none" fo:font-weight="normal" officeooo:rsid="0010631e" officeooo:paragraph-rsid="0010631e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size="12pt" fo:font-style="italic" style:text-underline-style="none" fo:font-weight="normal" officeooo:rsid="00158fef" officeooo:paragraph-rsid="00158fef" style:font-size-asian="10.5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93c2d" officeooo:paragraph-rsid="00193c2d" style:font-size-asian="10.5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b1677" officeooo:paragraph-rsid="00193c2d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b1677" officeooo:paragraph-rsid="001b1677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10631e" style:font-style-asian="italic" style:font-style-complex="italic"/>
    </style:style>
    <style:style style:name="T4" style:family="text">
      <style:text-properties fo:font-style="italic" style:text-underline-style="none" officeooo:rsid="0011b0de" style:font-style-asian="italic" style:font-style-complex="italic"/>
    </style:style>
    <style:style style:name="T5" style:family="text">
      <style:text-properties fo:font-style="italic" style:text-underline-style="none" officeooo:rsid="001b1677" style:font-style-asian="italic" style:font-style-complex="italic"/>
    </style:style>
    <style:style style:name="T6" style:family="text">
      <style:text-properties fo:font-style="italic" style:text-underline-style="none" officeooo:rsid="001c46a1" style:font-style-asian="italic" style:font-style-complex="italic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1c46a1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1e8c99" style:font-style-asian="italic" style:font-weight-asian="bold" style:font-style-complex="italic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0631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bold" officeooo:rsid="001e8c99" style:font-weight-asian="bold" style:font-weight-complex="bold"/>
    </style:style>
    <style:style style:name="T14" style:family="text">
      <style:text-properties style:text-underline-style="none" officeooo:rsid="001b1677"/>
    </style:style>
    <style:style style:name="T15" style:family="text">
      <style:text-properties style:text-underline-style="none" officeooo:rsid="001c46a1"/>
    </style:style>
    <style:style style:name="T16" style:family="text">
      <style:text-properties style:text-underline-style="none" officeooo:rsid="001e8c9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MYSQL.</text:p>
      <text:list xml:id="list3843144402" text:style-name="L1">
        <text:list-item>
          <text:p text:style-name="P20">Entrar en mysql:</text:p>
        </text:list-item>
      </text:list>
      <text:p text:style-name="P2"><text:tab/>→ <text:span text:style-name="T1">mysql -u root -p.</text:span></text:p>
      <text:p text:style-name="P11"/>
      <text:list xml:id="list3585147374" text:style-name="L2">
        <text:list-item>
          <text:p text:style-name="P21">Salir de mysql:</text:p>
        </text:list-item>
      </text:list>
      <text:p text:style-name="P3"><text:tab/>→ <text:span text:style-name="T1">quit.</text:span></text:p>
      <text:p text:style-name="P11"/>
      <text:list xml:id="list1902076064" text:style-name="L3">
        <text:list-item>
          <text:p text:style-name="P22">Mostrar las bases de datos activas:</text:p>
          <text:p text:style-name="P22">→ <text:span text:style-name="T1">show databases;</text:span></text:p>
          <text:p text:style-name="P50"/>
        </text:list-item>
        <text:list-item>
          <text:p text:style-name="P22">Para poder trabajar sobre una base de datos:</text:p>
          <text:p text:style-name="P22">→ <text:span text:style-name="T2">use nombre_bd. </text:span><text:span text:style-name="T10">(junto al comando </text:span><text:span text:style-name="T2">quit </text:span><text:span text:style-name="T10">son los únicos que no necesitan punto y coma).</text:span></text:p>
          <text:p text:style-name="P37"/>
        </text:list-item>
        <text:list-item>
          <text:p text:style-name="P37">Crear base de datos:</text:p>
          <text:p text:style-name="P22"><text:span text:style-name="T10">→ </text:span><text:span text:style-name="T2">create databse nombre_bd;</text:span></text:p>
          <text:p text:style-name="P22"><text:span text:style-name="T2">** </text:span><text:span text:style-name="T10">para asegurarnos de que la base de datos no ha sido creada ante</text:span><text:span text:style-name="T11">riormente, antes de crear la base de datos ejecutamos el siguiente comando: </text:span><text:span text:style-name="T3">drop database if exists nombre_bd; **</text:span></text:p>
        </text:list-item>
      </text:list>
      <text:p text:style-name="P12"/>
      <text:p text:style-name="P3"><text:span text:style-name="T3"><text:tab/>** </text:span><text:span text:style-name="T11">para asegurarnos de que la base de datos respeta una serie de caracteres, al crear la base <text:s text:c="4"/><text:tab/> <text:s text:c="4"/>de datos es conveniente ejecutar el comando de la siguiente forma: </text:span><text:span text:style-name="T3">create database <text:tab/><text:tab/> <text:s text:c="4"/>nombre_bd character set utf8mb4 collate utf8mb4_unicode_ci; **</text:span></text:p>
      <text:p text:style-name="P12"/>
      <text:list xml:id="list353837445" text:style-name="L4">
        <text:list-item>
          <text:p text:style-name="P38">Crear una base de datos:</text:p>
          <text:p text:style-name="P23"><text:span text:style-name="T10">→ </text:span><text:span text:style-name="T2">create table nombre_tabla (nombre_atributo tipo);</text:span></text:p>
          <text:p text:style-name="P51"/>
        </text:list-item>
        <text:list-item>
          <text:p text:style-name="P38">Mostrar tablas de una base de datos:</text:p>
          <text:p text:style-name="P23"><text:span text:style-name="T10">→ </text:span><text:span text:style-name="T2">show tables;</text:span></text:p>
          <text:p text:style-name="P51"/>
        </text:list-item>
        <text:list-item>
          <text:p text:style-name="P38">Visualizar la estructura de una tabla:</text:p>
          <text:p text:style-name="P23"><text:span text:style-name="T10">→ </text:span><text:span text:style-name="T2">describe nombre_tabla;</text:span></text:p>
        </text:list-item>
      </text:list>
      <text:p text:style-name="P13"/>
      <text:list xml:id="list160628705507898" text:continue-numbering="true" text:style-name="L4">
        <text:list-item>
          <text:p text:style-name="P23"><text:span text:style-name="T10">Clave primaria → a la hora de crear la tabla, al lado del campo que queramos que sea el id debemos poner </text:span><text:span text:style-name="T2">PRIMARY KEY.</text:span></text:p>
          <text:p text:style-name="P51"/>
        </text:list-item>
        <text:list-item>
          <text:p text:style-name="P24"><text:span text:style-name="T10">Claves candidatas → a la hora de crear la tabla, todos aquellos atributos que queramos que sean únicos debemos poner a su lado </text:span><text:span text:style-name="T2">UNIQUE.</text:span></text:p>
          <text:p text:style-name="P52"/>
        </text:list-item>
        <text:list-item>
          <text:p text:style-name="P24"><text:span text:style-name="T10">Campos autoincrementales → cuando queremos que un id sea autoincremental, a la hora de crear a la tabla debemos establecer la siguiente propiedad </text:span><text:span text:style-name="T2">AUTO_INCREMENT</text:span><text:span text:style-name="T10">.</text:span></text:p>
        </text:list-item>
      </text:list>
      <text:p text:style-name="P8"/>
      <text:list xml:id="list160629506067292" text:continue-numbering="true" text:style-name="L4">
        <text:list-item>
          <text:p text:style-name="P39">Borrar una tabla:</text:p>
          <text:p text:style-name="P24"><text:span text:style-name="T10">→ </text:span><text:span text:style-name="T2">drop table nombre_tabla;</text:span></text:p>
          <text:p text:style-name="P52"/>
        </text:list-item>
        <text:list-item>
          <text:p text:style-name="P39">Añadir una columna a una tabla creada:</text:p>
          <text:p text:style-name="P24"><text:span text:style-name="T10">→ </text:span><text:span text:style-name="T2">alter table nombre_tabla add column nombre_columna tipo;</text:span></text:p>
        </text:list-item>
      </text:list>
      <text:p text:style-name="P4"><text:span text:style-name="T2"><text:tab/>** </text:span><text:span text:style-name="T12">ejemplo: </text:span><text:span text:style-name="T2">alter table providers add column address VARCHAR(255); ** </text:span></text:p>
      <text:p text:style-name="P14"/>
      <text:list xml:id="list776052780" text:style-name="L5">
        <text:list-item>
          <text:p text:style-name="P40">Eliminar la columna de una tabla:</text:p>
          <text:p text:style-name="P25"><text:span text:style-name="T10">→ </text:span><text:span text:style-name="T2">alter table nombre_tabla drop column nombre_columna;</text:span></text:p>
          <text:p text:style-name="P53"/>
        </text:list-item>
        <text:list-item>
          <text:p text:style-name="P40">Añadir una columna a una tabla en la posición que queramos:</text:p>
          <text:p text:style-name="P25"><text:span text:style-name="T10">→ </text:span><text:span text:style-name="T2">alter table nombre_tabla add column nombre_columna after nombre_otra_columna;</text:span></text:p>
        </text:list-item>
      </text:list>
      <text:p text:style-name="P14"><text:soft-page-break/></text:p>
      <text:list xml:id="list160628412217441" text:continue-numbering="true" text:style-name="L5">
        <text:list-item>
          <text:p text:style-name="P40">Renombrar un campo:</text:p>
          <text:p text:style-name="P25"><text:span text:style-name="T10">→ </text:span><text:span text:style-name="T4">alter table nombre_tabla change column nombre_columna nuevo_nombre tipo;</text:span></text:p>
          <text:p text:style-name="P41">** con este comando también podemos cambiar el tamaño de la columna, ya que al declarar el nuevo nombre también establecemos el tipo **</text:p>
          <text:p text:style-name="P41"/>
        </text:list-item>
        <text:list-item>
          <text:p text:style-name="P42">Modificando el tipo de un campo:</text:p>
          <text:p text:style-name="P26"><text:span text:style-name="T10">→ </text:span><text:span text:style-name="T2">alter table nombre_tabla modify column nombre_columna nuevo_tipo;</text:span></text:p>
        </text:list-item>
      </text:list>
      <text:p text:style-name="P9"/>
      <text:list xml:id="list160628239183278" text:continue-numbering="true" text:style-name="L5">
        <text:list-item>
          <text:p text:style-name="P42">Claves foráneas:</text:p>
          <text:p text:style-name="P26"><text:span text:style-name="T10">→ </text:span><text:span text:style-name="T2">foreign key nombre_columna references nombre_tabla(id);</text:span></text:p>
          <text:p text:style-name="P26"><text:span text:style-name="T2">** </text:span><text:span text:style-name="T12">ejemplo: </text:span><text:span text:style-name="T2">foreign key(id_autor) references autor(id); **</text:span></text:p>
        </text:list-item>
      </text:list>
      <text:p text:style-name="P15"/>
      <text:list xml:id="list160628509793341" text:continue-numbering="true" text:style-name="L5">
        <text:list-item>
          <text:p text:style-name="P43">Insertar registros en una base de datos:</text:p>
          <text:p text:style-name="P27"><text:span text:style-name="T10">→ </text:span><text:span text:style-name="T2">insert into nombre_tabla(campo1,campo2,campo3…) values(valor1,valor2,valor3…)</text:span></text:p>
          <text:p text:style-name="P27"><text:span text:style-name="T2">** </text:span><text:span text:style-name="T10">se pueden omitir el nombre de los campos de dicha columna, pero en ese caso si existe algún campo que tenga un valor por defecto habrá que escribir </text:span><text:span text:style-name="T12">DEFAULT </text:span><text:span text:style-name="T10">al realizar la insercción **</text:span></text:p>
          <text:p text:style-name="P27"><text:span text:style-name="T10">** si queremos realizar varias insercciones a la vez → </text:span><text:span text:style-name="T2">insert into nombre_tabla(campo1,campo2…) values(valor1,valor2…),(valor1,valor2…),…</text:span></text:p>
        </text:list-item>
      </text:list>
      <text:p text:style-name="P16"/>
      <text:list xml:id="list160629685280536" text:continue-numbering="true" text:style-name="L5">
        <text:list-item>
          <text:p text:style-name="P43">Actualizar registros de una base de datos:</text:p>
          <text:p text:style-name="P27"><text:span text:style-name="T10">→ </text:span><text:span text:style-name="T2">update nombre_tabla set campo = valor where condición.</text:span></text:p>
        </text:list-item>
      </text:list>
      <text:p text:style-name="P16"/>
      <text:list xml:id="list160629441448461" text:continue-numbering="true" text:style-name="L5">
        <text:list-item>
          <text:p text:style-name="P43">Eliminar registros de una base de datos:</text:p>
          <text:p text:style-name="P27"><text:span text:style-name="T10">→ </text:span><text:span text:style-name="T2">delete from nombre_tabla where condición.</text:span></text:p>
        </text:list-item>
      </text:list>
      <text:p text:style-name="P16"/>
      <text:list xml:id="list160629212592333" text:continue-numbering="true" text:style-name="L5">
        <text:list-item>
          <text:p text:style-name="P44">Listar información de una tabla:</text:p>
          <text:p text:style-name="P28"><text:span text:style-name="T10">→ </text:span><text:span text:style-name="T2">select (campos que deseemos mostrar) from nombre_tabla.</text:span></text:p>
          <text:p text:style-name="P28"><text:span text:style-name="T2">** </text:span><text:span text:style-name="T10">para mostrar todos los campos de una tabla utilizamos el operador ‘</text:span><text:span text:style-name="T12">*’ </text:span><text:span text:style-name="T10">**</text:span></text:p>
        </text:list-item>
      </text:list>
      <text:p text:style-name="P17"/>
      <text:list xml:id="list160628802148058" text:continue-numbering="true" text:style-name="L5">
        <text:list-item>
          <text:p text:style-name="P44">Poner un alias a un campo que deseemos listar:</text:p>
          <text:p text:style-name="P28"><text:span text:style-name="T10">→ </text:span><text:span text:style-name="T2">select nombre_campo as alias from nombre_tabla.</text:span></text:p>
          <text:p text:style-name="P28"><text:span text:style-name="T2">** </text:span><text:span text:style-name="T12">ejemplo: </text:span><text:span text:style-name="T2">select nomEmp as nombre from empleados; **</text:span></text:p>
        </text:list-item>
      </text:list>
      <text:p text:style-name="P17"/>
      <text:list xml:id="list160629706062057" text:continue-numbering="true" text:style-name="L5">
        <text:list-item>
          <text:p text:style-name="P44">Limitar el número de filas que deseamos mostrar:</text:p>
          <text:p text:style-name="P28"><text:span text:style-name="T10">→ </text:span><text:span text:style-name="T2">select * from nombre_tabla limit cantidad_filas.</text:span></text:p>
          <text:p text:style-name="P28"><text:span text:style-name="T2">** </text:span><text:span text:style-name="T10">también podemos limitar el número de filas que deseamos sacar a partir de una fila**</text:span></text:p>
          <text:p text:style-name="P28"><text:span text:style-name="T10">→ </text:span><text:span text:style-name="T2">select * from nombre_tabla limit cantidad_filas,fila_comienza.</text:span></text:p>
        </text:list-item>
      </text:list>
      <text:p text:style-name="P17"/>
      <text:list xml:id="list160628886394516" text:continue-numbering="true" text:style-name="L5">
        <text:list-item>
          <text:p text:style-name="P44">Para ordenar el resultado que deseamos mostrar:</text:p>
          <text:p text:style-name="P28"><text:span text:style-name="T10">→ </text:span><text:span text:style-name="T2">select * from nombre_tabla order by nombre_campo.</text:span></text:p>
          <text:p text:style-name="P44">** se puede ordenar de forma ascendente o descendente, por defecto se ordena de forma ascendente **</text:p>
          <text:p text:style-name="P28"><text:span text:style-name="T10">** también se puede ordenar por varios campos, </text:span><text:span text:style-name="T12">ejemplo: </text:span><text:span text:style-name="T2">select * from empleados order by nomEmp,salEmp. **</text:span></text:p>
          <text:p text:style-name="P28"><text:span text:style-name="T10">→ </text:span><text:span text:style-name="T2">select * from nombre_tabla order by nombre_campo desc.</text:span></text:p>
        </text:list-item>
      </text:list>
      <text:p text:style-name="P17"/>
      <text:list xml:id="list160629013966214" text:continue-numbering="true" text:style-name="L5">
        <text:list-item>
          <text:p text:style-name="P45">Podemos filtrar lo que deseemos listar:</text:p>
          <text:p text:style-name="P29"><text:span text:style-name="T10">→ </text:span><text:span text:style-name="T2">select * from nombre_tabla where condición.</text:span></text:p>
          <text:p text:style-name="P45">** la condición puede ser cualquiera, como un campo es igual a un resultado o que un campo tiene que ser mayor o menos que otro… **</text:p>
        </text:list-item>
        <text:list-item>
          <text:p text:style-name="P45"><text:soft-page-break/>Podemos encontrar también varios operadores matemáticos:</text:p>
          <text:p text:style-name="P29"><text:span text:style-name="T10">→ </text:span><text:span text:style-name="T2">suma (+).</text:span></text:p>
          <text:p text:style-name="P54">→ resta (-).</text:p>
          <text:p text:style-name="P54">→ operador unitario menos (-).</text:p>
          <text:p text:style-name="P54">→ multiplicación (*).</text:p>
          <text:p text:style-name="P54">→ división (/).</text:p>
        </text:list-item>
      </text:list>
      <text:p text:style-name="P18"/>
      <text:list xml:id="list160629944764247" text:continue-numbering="true" text:style-name="L5">
        <text:list-item>
          <text:p text:style-name="P45">Podemos verificar si un campo ses NULL:</text:p>
          <text:p text:style-name="P29"><text:span text:style-name="T10">→ </text:span><text:span text:style-name="T2">select * from nombre_tabla where nombre_campo is null.</text:span></text:p>
          <text:p text:style-name="P29"><text:span text:style-name="T2">** </text:span><text:span text:style-name="T10">también podemos verificar si un campo no es null, </text:span><text:span text:style-name="T2">select * from nombre_tabla where nombre_campo is </text:span><text:span text:style-name="T10">not</text:span><text:span text:style-name="T2"> null. </text:span><text:span text:style-name="T10">**</text:span></text:p>
        </text:list-item>
      </text:list>
      <text:p text:style-name="P10"/>
      <text:list xml:id="list160628059731010" text:continue-numbering="true" text:style-name="L5">
        <text:list-item>
          <text:p text:style-name="P45">Podemos filtrar una consulta en función de un rango:</text:p>
          <text:p text:style-name="P29"><text:span text:style-name="T10">→ </text:span><text:span text:style-name="T2">select * from nombre_tabla where nombre_campo between valor_mínimo and valor_máximo.</text:span></text:p>
        </text:list-item>
      </text:list>
      <text:p text:style-name="P18"/>
      <text:list xml:id="list160630068919925" text:continue-numbering="true" text:style-name="L5">
        <text:list-item>
          <text:p text:style-name="P45">En MYSQL también podemos encontrarnos los operadores lógicos (and,or):</text:p>
          <text:p text:style-name="P29"><text:span text:style-name="T10">→ </text:span><text:span text:style-name="T2">select * from nombre_tabla where nombre_campo = valor and nombre_campo &lt; valor.</text:span></text:p>
          <text:p text:style-name="P54">→ select * from nombre_tabla where nombre_campo = valor or nombre_campo &gt; valor.</text:p>
        </text:list-item>
      </text:list>
      <text:p text:style-name="P18"/>
      <text:list xml:id="list160629912211741" text:continue-numbering="true" text:style-name="L5">
        <text:list-item>
          <text:p text:style-name="P46">Podemos hacer comparaciones entre cadenas:</text:p>
          <text:p text:style-name="P30"><text:span text:style-name="T10">→ </text:span><text:span text:style-name="T2">select * from nombre_tabla where nombre_campo like condición.</text:span></text:p>
          <text:p text:style-name="P46">** en el like podemos utilizar tres operadores:</text:p>
          <text:list>
            <text:list-header>
              <text:p text:style-name="P30"><text:span text:style-name="T10">→ ‘</text:span><text:span text:style-name="T2">_</text:span><text:span text:style-name="T10">’ → representa solo un carácter.</text:span></text:p>
              <text:p text:style-name="P30"><text:span text:style-name="T10">→ ‘</text:span><text:span text:style-name="T2">c</text:span><text:span text:style-name="T10">’ → una letra concreta.</text:span></text:p>
              <text:p text:style-name="P30"><text:span text:style-name="T10">→ ‘</text:span><text:span text:style-name="T2">%</text:span><text:span text:style-name="T10">’ → un conjunto de caracteres. **</text:span></text:p>
            </text:list-header>
          </text:list>
        </text:list-item>
      </text:list>
      <text:p text:style-name="P5"><text:span text:style-name="T10"><text:tab/>** también podemos realizar comparaciones con el operador </text:span><text:span text:style-name="T2">not like ** </text:span></text:p>
      <text:p text:style-name="P19"/>
      <text:list xml:id="list1219612198" text:style-name="L6">
        <text:list-item>
          <text:p text:style-name="P47">Para agrupar filas que tienen el mismo valor en una consulta:</text:p>
          <text:p text:style-name="P31"><text:span text:style-name="T10">→ </text:span><text:span text:style-name="T2">select nombre_campo from nombre_tabla group by nombre_campo.</text:span></text:p>
          <text:p text:style-name="P31"><text:span text:style-name="T2">** </text:span><text:span text:style-name="T10">es importante que el campo que queramos agrupar se encuentre en la sentencia select **</text:span></text:p>
          <text:p text:style-name="P31"><text:span text:style-name="T10">** </text:span><text:span text:style-name="T12">ejemplo: </text:span><text:span text:style-name="T10">select sexo from personas group by sexo; **</text:span></text:p>
          <text:p text:style-name="P31"><text:span text:style-name="T10">** si queremos filtrar el resultado de la agrupación, no podemos usar where debemos usar having → </text:span><text:span text:style-name="T12">ejemplo: </text:span><text:span text:style-name="T10">select sexo,count(*) as total from personas group by sexo having count(*) &gt; 2; ** </text:span></text:p>
        </text:list-item>
      </text:list>
      <text:p text:style-name="P48"/>
      <text:list xml:id="list160628065477229" text:continue-numbering="true" text:style-name="L6">
        <text:list-item>
          <text:p text:style-name="P32"><text:span text:style-name="T10">Podemos simplificar una consulta compleja mediante la realización de </text:span><text:span text:style-name="T12">subconsultas</text:span><text:span text:style-name="T10">, esto es una forma de anidar varias consultas para conseguir el resultado esperado.</text:span></text:p>
          <text:p text:style-name="P32"><text:span text:style-name="T10">→ </text:span><text:span text:style-name="T2">select * from nombre_tabla where nombre_campo </text:span><text:span text:style-name="T7">expresión </text:span><text:span text:style-name="T2">(select nombre_columna from nombre_tabla where condición).</text:span></text:p>
        </text:list-item>
      </text:list>
      <text:p text:style-name="P55"><text:tab/></text:p>
      <text:p text:style-name="P6"><text:span text:style-name="T2"><text:tab/>** </text:span><text:span text:style-name="T12">ejemplo:</text:span><text:span text:style-name="T7"> </text:span><text:span text:style-name="T10">select dep_nom from carga_f where eci = (select ci from empleado where <text:tab/><text:tab/><text:tab/> <text:s text:c="8"/>nombre = “Humberto” and apellido = “Pons”); **</text:span></text:p>
      <text:p text:style-name="P49"/>
      <text:p text:style-name="P6"><text:span text:style-name="T10"><text:tab/>** Cuando la subconsulta va a devolver más de un valor no podremos utilizar el operador </text:span><text:span text:style-name="T12">=</text:span><text:span text:style-name="T10">, deberemos utilizar el operador </text:span><text:span text:style-name="T12">in. **</text:span></text:p>
      <text:p text:style-name="P6"><text:span text:style-name="T10"><text:tab/>→</text:span><text:span text:style-name="T14"> </text:span><text:span text:style-name="T5">select * from nombre_tabla where nombre_campo in(select nombre_campo from nombre_tabla where condición).</text:span></text:p>
      <text:p text:style-name="P56"/>
      <text:p text:style-name="P7"><text:span text:style-name="T2"><text:tab/>** </text:span><text:span text:style-name="T10">También podemos mostrar todo lo contrario, todos aquellos registros que no se cumplan en una subconsulta, esto lo realizamos con el operador </text:span><text:span text:style-name="T12">not in ** </text:span></text:p>
      <text:p text:style-name="P7"><text:soft-page-break/><text:span text:style-name="T12"><text:tab/>→ </text:span><text:span text:style-name="T2">select * from nombre_tabla where nombre_campo not in(select nombre_campo from nombre_tabla where condición).</text:span></text:p>
      <text:p text:style-name="P57"/>
      <text:p text:style-name="P7"><text:span text:style-name="T2"><text:tab/>** </text:span><text:span text:style-name="T10">También podemos realizar comparaciones que puedan devolver verdadero o falso, dependiendo de la subconsulta devuelve o no un registro, esto lo realizamos con el operador </text:span></text:p>
      <text:p text:style-name="P7"><text:span text:style-name="T12">exists</text:span><text:span text:style-name="T10">. **</text:span></text:p>
      <text:p text:style-name="P7"><text:span text:style-name="T10"><text:tab/>→ </text:span><text:span text:style-name="T2">select * from nombre_tabla where exists(select * from nombre_tabla where condición).</text:span></text:p>
      <text:p text:style-name="P57"/>
      <text:p text:style-name="P7"><text:span text:style-name="T2"><text:tab/>** </text:span><text:span text:style-name="T10">También podemos listar registros de los cuales alguno de ellos cumpla una determinada condición, esto lo realizamos con el operador </text:span><text:span text:style-name="T12">any</text:span><text:span text:style-name="T10">. **</text:span></text:p>
      <text:p text:style-name="P7"><text:span text:style-name="T10"><text:tab/>→ </text:span><text:span text:style-name="T2">select * from nombre_tabla where nombre_campo </text:span><text:span text:style-name="T8">expresión</text:span><text:span text:style-name="T2"> any(select nombre_campo from nombre_tabla where condición).</text:span></text:p>
      <text:p text:style-name="P57"/>
      <text:p text:style-name="P7"><text:span text:style-name="T2"><text:tab/>** </text:span><text:span text:style-name="T10">También podemos listar solo aquellos registros que cumplan una determinada condición, esto lo realizamos con el operador </text:span><text:span text:style-name="T12">all</text:span><text:span text:style-name="T10">. **</text:span></text:p>
      <text:p text:style-name="P7"><text:span text:style-name="T10"><text:tab/>→ </text:span><text:span text:style-name="T6">select * from nombre_tabla where nombre_campo </text:span><text:span text:style-name="T8">expresión</text:span><text:span text:style-name="T6"> all(select nombre_campo from nombre_tabla where condición).</text:span></text:p>
      <text:p text:style-name="P7"><text:span text:style-name="T6"/></text:p>
      <text:list xml:id="list4042027168" text:style-name="L8">
        <text:list-item>
          <text:p text:style-name="P34"><text:span text:style-name="T15">P</text:span><text:span text:style-name="T10">odemos sacar datos de dos tablas distintas mediante la utilización de </text:span><text:span text:style-name="T12">join.</text:span></text:p>
          <text:p text:style-name="P34"><text:span text:style-name="T10">→ </text:span><text:span text:style-name="T2">select * from nombre_tabla_uno join nombre_tabla_dos on nombre_tabla_uno_primaryKey = nombre_tabla_dos_foreignKey.</text:span></text:p>
        </text:list-item>
      </text:list>
      <text:p text:style-name="P35"><text:span text:style-name="T2"><text:tab/></text:span></text:p>
      <text:p text:style-name="P35"><text:span text:style-name="T2"><text:tab/>** </text:span><text:span text:style-name="T10">Podemos distinguir cuatro tipos de join: </text:span><text:span text:style-name="T12">join, left join, right join y outer join.</text:span></text:p>
      <text:p text:style-name="P35"><text:span text:style-name="T12"><text:tab/><text:tab/></text:span><text:span text:style-name="T10">** </text:span><text:span text:style-name="T2">Left join: </text:span><text:span text:style-name="T10">devuelve todos los resultados que coincidan en la primera <text:tab/><text:tab/><text:tab/><text:tab/>tabla junto a los datos que tenga en la segunda. En el caso de que no exista dato en la <text:tab/><text:tab/>segunda tabla devuelve </text:span><text:span text:style-name="T7">NULL.</text:span><text:span text:style-name="T10"> </text:span></text:p>
      <text:p text:style-name="P35"><text:span text:style-name="T10"><text:tab/><text:tab/>→ </text:span><text:span text:style-name="T2">select * from nombre_tabla_uno left join nombre_tabla_dos on <text:tab/><text:tab/><text:tab/><text:tab/>nombre_tabla_uno_primaryKey = nombre_tabla_dos_foreignKey.</text:span></text:p>
      <text:p text:style-name="P35"><text:span text:style-name="T2"><text:tab/></text:span></text:p>
      <text:p text:style-name="P35"><text:span text:style-name="T2"><text:tab/><text:tab/>** Right join: </text:span><text:span text:style-name="T10">devuelve todos los resultados de la segunda tabla junto con su dato de <text:tab/><text:tab/>la primera tabla.</text:span></text:p>
      <text:p text:style-name="P35"><text:span text:style-name="T10"><text:tab/><text:tab/>→ </text:span><text:span text:style-name="T2">select * from nombre_tabla_uno right join nombre_tabla_dos on <text:tab/><text:tab/><text:tab/><text:tab/>nombre_tabla_uno_primaryKey = nombre_tabla_dos_foreignKey.</text:span></text:p>
      <text:p text:style-name="P35"><text:span text:style-name="T2"/></text:p>
      <text:p text:style-name="P35"><text:span text:style-name="T2"><text:tab/><text:tab/>** Outer join: </text:span><text:span text:style-name="T16">devuelve todos los resultados que contienen las dos tablas. En el caso <text:tab/><text:tab/>de que no exista dato en alguna de las tablas devolverá </text:span><text:span text:style-name="T9">NULL. </text:span><text:span text:style-name="T16">No es compatible en <text:tab/><text:tab/>mysql por lo que para realizar esta operación tenemos que utilizar el operador </text:span><text:span text:style-name="T9">union.</text:span></text:p>
      <text:p text:style-name="P35"><text:span text:style-name="T9"/></text:p>
      <text:p text:style-name="P36"><text:span text:style-name="T9"><text:tab/><text:tab/></text:span><text:span text:style-name="T16">** </text:span><text:span text:style-name="T13">ejemplo: </text:span><text:span text:style-name="T16">select usuario.username,juegos.juegoname from usuarios left join <text:tab/><text:tab/><text:tab/>juegousuario on usuarios.id = juegousuario.id_usuario union select <text:tab/><text:tab/><text:tab/><text:tab/>usuario.username,juegos.juegoname from usuarios right join juegousuario on <text:tab/><text:tab/><text:tab/>usuarios.id = juegousuario.id_usuario ** </text:span></text:p>
      <text:p text:style-name="P36"><text:span text:style-name="T16"/></text:p>
      <text:p text:style-name="P36"><text:span text:style-name="T16"><text:tab/><text:tab/>** Para realizar esta operación las dos tablas deben ser iguales. 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8:24:20.769000000</meta:creation-date>
    <dc:date>2019-03-12T16:06:27.506000000</dc:date>
    <meta:editing-duration>PT45M58S</meta:editing-duration>
    <meta:editing-cycles>7</meta:editing-cycles>
    <meta:generator>LibreOffice/6.1.4.2$Windows_X86_64 LibreOffice_project/9d0f32d1f0b509096fd65e0d4bec26ddd1938fd3</meta:generator>
    <meta:document-statistic meta:table-count="0" meta:image-count="0" meta:object-count="0" meta:page-count="4" meta:paragraph-count="127" meta:word-count="1424" meta:character-count="8738" meta:non-whitespace-character-count="7427"/>
  </office:meta>
</office:document-meta>
</file>